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Normal" style:family="paragraph">
      <style:paragraph-properties fo:margin-left="0.25in">
        <style:tab-stops/>
      </style:paragraph-properties>
    </style:style>
    <style:style style:name="T8" style:parent-style-name="Lienhypertexte" style:family="text">
      <style:text-properties style:font-name="Arial" style:font-name-complex="Arial" fo:font-size="10.5pt" style:font-size-asian="10.5pt" style:font-size-complex="10.5pt" fo:background-color="#F9F9F9"/>
    </style:style>
    <style:style style:name="T9" style:parent-style-name="Policepardéfaut" style:family="text">
      <style:text-properties style:font-name="Arial" style:font-name-complex="Arial" fo:color="#030303" fo:font-size="18pt" style:font-size-asian="18pt" style:font-size-complex="18pt" fo:background-color="#F9F9F9"/>
    </style:style>
  </office:automatic-styles>
  <office:body>
    <office:text text:use-soft-page-breaks="true">
      <text:h text:style-name="P1" text:outline-level="1">Comme un jeu</text:h>
      <text:p text:style-name="Normal"/>
      <text:p text:style-name="Normal"/>
      <text:p text:style-name="Normal">Que vous soyez un apprenant ou que vous souhaitez transmettre,<text:s/><text:span text:style-name="T2">comme un jeu</text:span><text:s/>propose des cours numériques permettant d’appendre les notions mathématiques par la manipulation, le dessin, le jeu. Raisonner sera comme un jeu. Le contenu est gratuit et collaboratif.</text:p>
      <text:p text:style-name="Normal"/>
      <text:p text:style-name="Normal"/>
      <text:p text:style-name="Normal">Le cours de chaque notion est une séquence d’apprentissage : activité de découverte, institutionnalisation et entraînement.<text:s/></text:p>
      <text:p text:style-name="Normal"/>
      <text:p text:style-name="Normal">Pour l’étape de la manipulation, les cours présentent une situation mathématique permettant à l’élève de s’approprier ce qu’on attend de lui et de s’approprier les modalités de travail. <text:s/></text:p>
      <text:p text:style-name="Normal"/>
      <text:p text:style-name="Normal"/>
      <text:p text:style-name="Normal">Reconnaitre des dessins machines learning</text:p>
      <text:p text:style-name="Normal"/>
      <text:p text:style-name="Normal"/>
      <text:h text:style-name="Titre2" text:outline-level="2">Valeurs</text:h>
      <text:p text:style-name="Normal"/>
      <text:p text:style-name="Normal">Universelle : faire une ai de traduction des contenus audio, video, texte. Faut-il remplacer le personnage en fonction de l’enfant ? Oui il peut choisir un avatar.</text:p>
      <text:p text:style-name="Normal"><text:s text:c="2"/></text:p>
      <text:p text:style-name="Normal">Gratuit pour la diffusion du savoir</text:p>
      <text:p text:style-name="Normal">Donner du sens (apprendre à raisonner)</text:p>
      <text:p text:style-name="Normal">Multiplier les registres (dyxlexique)</text:p>
      <text:h text:style-name="Titre2" text:outline-level="2">Pas uniquement des QCM</text:h>
      <text:p text:style-name="Normal">IA pour reconnaître des dessins pour les parcours enfants</text:p>
      <text:p text:style-name="Normal"/>
      <text:p text:style-name="Normal"/>
      <text:p text:style-name="Normal"/>
      <text:h text:style-name="Titre2" text:outline-level="2">Organisation des cours</text:h>
      <text:p text:style-name="Normal">Parcours selon le niveau</text:p>
      <text:p text:style-name="Normal">Parcours individualisé à l’aide du machine learning</text:p>
      <text:p text:style-name="Normal"/>
      <text:h text:style-name="Titre2" text:outline-level="2">Engagement</text:h>
      <text:p text:style-name="Normal">Système de recommandation à la netfix</text:p>
      <text:h text:style-name="Titre2" text:outline-level="2">Structure des cours</text:h>
      <text:p text:style-name="Normal">Questions flashs générées en fonction de profile (IA) <text:s/></text:p>
      <text:p text:style-name="Normal"/>
      <text:h text:style-name="Titre2" text:outline-level="2">Technique</text:h>
      <text:p text:style-name="Normal"/>
      <text:p text:style-name="Normal">Contribuer facilement</text:p>
      <text:p text:style-name="Normal">Sur github</text:p>
      <text:p text:style-name="Normal">Html-CSS-JavaScript</text:p>
      <text:p text:style-name="Normal">Bien organiser la structure de fichiers, structurer le contenu<text:s/></text:p>
      <text:p text:style-name="Normal"/>
      <text:p text:style-name="Normal"/>
      <text:p text:style-name="Normal"/>
      <text:p text:style-name="Normal">Comme Un Jeu Boite :</text:p>
      <text:p text:style-name="Normal">Cube s’emboitant<text:s/></text:p>
      <text:p text:style-name="Normal"/>
      <text:h text:style-name="Titre2" text:outline-level="2">Enseignant</text:h>
      <text:p text:style-name="Normal">Indivualisé : travail sur la mémorisation</text:p>
      <text:p text:style-name="Normal">Travail sur l’engagament</text:p>
      <text:h text:style-name="Titre2" text:outline-level="2">Interaction</text:h>
      <text:list text:style-name="LFO3" text:continue-numbering="true">
        <text:list-item>
          <text:p text:style-name="P3">Pas uniquement des qcms</text:p>
        </text:list-item>
        <text:list-item>
          <text:p text:style-name="P4">Dessin sur tablette</text:p>
        </text:list-item>
        <text:list-item>
          <text:p text:style-name="P5">Reconnaissance video pour la manipulation (qui des pièces)</text:p>
        </text:list-item>
      </text:list>
      <text:p text:style-name="Normal"/>
      <text:list text:style-name="LFO1" text:continue-numbering="true">
        <text:list-item>
          <text:p text:style-name="P6">Questions flashs</text:p>
        </text:list-item>
      </text:list>
      <text:p text:style-name="P7"/>
      <text:p text:style-name="Normal"/>
      <text:p text:style-name="Normal"/>
      <text:p text:style-name="Normal"/>
      <text:p text:style-name="Normal"/>
      <text:p text:style-name="Normal">Site<text:s/></text:p>
      <text:p text:style-name="Normal">Openclassromm</text:p>
      <text:soft-page-break/>
      <text:p text:style-name="Normal">Brilliant</text:p>
      <text:p text:style-name="Normal">Wiloki</text:p>
      <text:p text:style-name="Normal"/>
      <text:p text:style-name="Normal">WikiUniversity</text:p>
      <text:p text:style-name="Normal">https://www.maths-et-tiques.fr/</text:p>
      <text:p text:style-name="Normal"/>
      <text:p text:style-name="Normal">Video youtube<text:s/></text:p>
      <text:p text:style-name="Normal"><text:a xlink:href="https://www.youtube.com/channel/UCG-O7s_-BlT_mWGlYw-SEHg" office:target-frame-name="_top" xlink:show="replace"><text:span text:style-name="T8">Bio Logique</text:span></text:a></text:p>
      <text:p text:style-name="Normal"><text:span text:style-name="T9">Øljen - Les maths en finess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TARIEL</meta:initial-creator>
    <dc:creator>Vincent TARIEL</dc:creator>
    <meta:creation-date>2020-10-07T00:58:00Z</meta:creation-date>
    <dc:date>2020-11-03T10:04:00Z</dc:date>
    <meta:template xlink:href="Normal" xlink:type="simple"/>
    <meta:editing-cycles>8</meta:editing-cycles>
    <meta:editing-duration>PT538020S</meta:editing-duration>
    <meta:document-statistic meta:page-count="3" meta:paragraph-count="3" meta:word-count="283" meta:character-count="1840" meta:row-count="13" meta:non-whitespace-character-count="1560"/>
  </office:meta>
</office:document-meta>
</file>